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0bf6" officeooo:paragraph-rsid="00080bf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80bf6" officeooo:paragraph-rsid="00080bf6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ndo o meu rosto na web</text:p>
      <text:p text:style-name="P1"/>
      <text:p text:style-name="P2">Nome: <text:span text:style-name="T1">fernandorenesto, fernandoczar, </text:span></text:p>
      <text:p text:style-name="P2"/>
      <text:p text:style-name="P2">Cor:<text:span text:style-name="T1"> Azul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9S</meta:editing-duration>
    <meta:editing-cycles>3</meta:editing-cycles>
    <meta:generator>LibreOffice/5.3.0.3$Windows_x86 LibreOffice_project/7074905676c47b82bbcfbea1aeefc84afe1c50e1</meta:generator>
    <dc:date>2017-03-11T23:10:57.943000000</dc:date>
    <meta:document-statistic meta:table-count="0" meta:image-count="0" meta:object-count="0" meta:page-count="1" meta:paragraph-count="3" meta:word-count="11" meta:character-count="74" meta:non-whitespace-character-count="65"/>
    <meta:user-defined meta:name="Info 1"/>
    <meta:user-defined meta:name="Info 2"/>
    <meta:user-defined meta:name="Info 3"/>
    <meta:user-defined meta:name="Info 4"/>
  </office:meta>
</office:document-meta>
</file>